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591190705454608" calcext:value-type="float">
            <text:p>0.5911907054546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591190705454608" calcext:value-type="float">
            <text:p>0.591190705454608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2:56:53.381971038</dc:date>
    <meta:editing-duration>PT3M40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